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TGen Demonstration #1</text:p>
      <text:p text:style-name="Subtitle">Developed by DMSTEX (<text:a xlink:type="simple" xlink:href="http://dmstex.com/">http://dmstex.com</text:a>)</text:p>
      <text:p text:style-name="P1"/>
      <text:h text:style-name="Heading_20_1" text:outline-level="1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Introduction:<text:tab/>1</text:p>
          <text:p text:style-name="P3">Exercise #1: Basic Generation<text:tab/>1</text:p>
          <text:p text:style-name="P3">Exercise #2: Sequences and Surrogate Primary Keys<text:tab/>3</text:p>
          <text:p text:style-name="P3">Exercise #3: Indexed Foreign Keys and Natural Keys<text:tab/>4</text:p>
          <text:p text:style-name="P3">Exercise #4: Natural Key Updatable Views<text:tab/>4</text:p>
          <text:p text:style-name="P3">Exercise #5: Full Path Hierarchy Data<text:tab/>6</text:p>
          <text:p text:style-name="P3">Exercise #6: Enforced Descrete Domains<text:tab/>7</text:p>
          <text:p text:style-name="P3">Exercise #7: Enforced Case Folding<text:tab/>7</text:p>
          <text:p text:style-name="P3">Exercise #8: Full Procedural APIs<text:tab/>7</text:p>
          <text:p text:style-name="P3">Exercise #9: Custom Check Constraints<text:tab/>7</text:p>
        </text:index-body>
      </text:table-of-content>
      <text:p text:style-name="Standard"/>
      <text:h text:style-name="Heading_20_1" text:outline-level="1">Introduction:</text:h>
      <text:p text:style-name="Standard"/>
      <text:p text:style-name="Standard">The set of exercises in this demonstration is focused on basic DTGen functionality. <text:s/>All functionality in this demonstration is available through both command line and graphical user interface (GUI) forms. <text:s/>For simplicity in understanding the under-lying workings of DTGen, this demonstration is conducted entirely by command-line. <text:s/>(No GUIs will be injured during the execution of this demonstration.)</text:p>
      <text:p text:style-name="Standard"/>
      <text:p text:style-name="Standard">This demonstration directory contains several exercises. The exercises are numbered and must be executed in sequential order. <text:s/>The demo users must be created with the "create_demo_users.sql" script in the parent directory before the first exercise is run. <text:s/>The demo users must be dropped with the "drop_demo_users.sql" script before the "create_demo_users.sql" script can be re-used. <text:s/>The exercises also assume that the default username/password (dtgen/dtgen) is still in use for the generator. <text:s/>Names and passwords are set at the top of each script and can be modified, if necessary. <text:s/>Also, the DTGen database objects must be installed in the database and ready to generate code.<text:line-break/></text:p>
      <text:h text:style-name="Heading_20_1" text:outline-level="1">Exercise #1: Basic Generation</text:h>
      <text:h text:style-name="Heading_20_3" text:outline-level="3">Command Line:</text:h>
      <text:p text:style-name="Literal">sqlplus /nolog @e1</text:p>
      <text:p text:style-name="Standard"/>
      <text:p text:style-name="Standard">Based on Oracle's demobld.sql script, this exercise implements the EMP and DEPT tables using DTGen. <text:s/>The script for this exercise performs the following functions:</text:p>
      <text:p text:style-name="Standard"/>
      <text:list xml:id="list27274273" text:style-name="L1">
        <text:list-item>
          <text:p text:style-name="P2">Removes any old DEMO1 Items from DTGEN</text:p>
        </text:list-item>
        <text:list-item>
          <text:p text:style-name="P2">Creates new DEMO1 Items in DTGEN</text:p>
        </text:list-item>
        <text:list-item>
          <text:p text:style-name="P2"><text:soft-page-break/>Generates the DEMO1 Application in DTGEN</text:p>
        </text:list-item>
        <text:list-item>
          <text:p text:style-name="P2">Creates the "install_db.sql" script</text:p>
        </text:list-item>
        <text:list-item>
          <text:p text:style-name="P2">Runs the "install_db.sql" script</text:p>
        </text:list-item>
        <text:list-item>
          <text:p text:style-name="P2">Loads and Reports Data</text:p>
        </text:list-item>
      </text:list>
      <text:p text:style-name="Standard"/>
      <text:p text:style-name="Standard">Steps 1-3 are captured in the "e1.LST" file. <text:s/>Following is a example of e1.LST.</text:p>
      <text:p text:style-name="Standard"/>
      <text:p text:style-name="Literal">Login to dtgen</text:p>
      <text:p text:style-name="Literal">Connected.</text:p>
      <text:p text:style-name="Literal">Remove old DEMO Schema from DTGEN</text:p>
      <text:p text:style-name="Literal">create a DEMO Schema in DTGEN</text:p>
      <text:p text:style-name="Literal">Generate Demo1 Application</text:p>
      <text:p text:style-name="Literal">Capture install_db.sql Script</text:p>
      <text:p text:style-name="Literal"/>
      <text:p text:style-name="Standard">Step 4 is captured in the "install_db.sql" file. <text:s/>This file is about 78 kbytes and has over 3,000 lines. <text:s/>Due to its size, it is not listed here. <text:s/>It contains all the code generated by DTGen for this application.</text:p>
      <text:p text:style-name="Standard"/>
      <text:p text:style-name="Standard">Steps 5 and 6 are captured in the "install.LST" file. <text:s/>Step 5 is the execution of the install_db.sql script.</text:p>
      <text:p text:style-name="Standard"/>
      <text:p text:style-name="Literal">Login to dtgen_db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glob</text:p>
      <text:p text:style-name="Literal"/>
      <text:p text:style-name="Literal">FILE_NAME</text:p>
      <text:p text:style-name="Literal">----------------</text:p>
      <text:p text:style-name="Literal"><text:s/>-) create_ods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-</text:p>
      <text:p text:style-name="Literal"><text:s/>-) create_integ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oltp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mods</text:p>
      <text:p text:style-name="Standard"/>
      <text:p text:style-name="Standard">The above listing represents a successful installation of the application generated by DTGen. <text:s/>This application is small in that it only has 2 tables, 1 tier (the database tier), and no user schema.</text:p>
      <text:p text:style-name="Standard"/>
      <text:p text:style-name="Standard">The DEPT table is silently loaded with data. <text:s/>A query of column comments on the DEPT table from <text:soft-page-break/>the data dictionary help identify what each column's data represents. <text:s/>Following the column comments is a report of all the data in the DEPT table (active view) for the selected column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DEPTNO <text:s text:c="13"/>Department Number</text:p>
      <text:p text:style-name="Literal">DNAME <text:s text:c="14"/>Name of the Department</text:p>
      <text:p text:style-name="Literal">LOC <text:s text:c="16"/>Location for the Department</text:p>
      <text:p text:style-name="Literal"/>
      <text:p text:style-name="Literal"><text:s text:c="4"/>DEPTNO DNAME <text:s text:c="9"/>LOC</text:p>
      <text:p text:style-name="Literal">---------- -------------- -------------</text:p>
      <text:p text:style-name="Literal"><text:s text:c="8"/>10 ACCOUNTING <text:s text:c="4"/>NEW YORK</text:p>
      <text:p text:style-name="Literal"><text:s text:c="8"/>20 RESEARCH <text:s text:c="6"/>DALLAS</text:p>
      <text:p text:style-name="Literal"><text:s text:c="8"/>30 SALES <text:s text:c="9"/>CHICAGO</text:p>
      <text:p text:style-name="Literal"><text:s text:c="8"/>40 OPERATIONS <text:s text:c="4"/>BOSTON</text:p>
      <text:p text:style-name="Standard"/>
      <text:p text:style-name="Standard">The EMP table is also silently loaded with data. <text:s/>The same queries of column comments and data on the EMP table (active view) are shown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EMPNO <text:s text:c="14"/>Employee Number</text:p>
      <text:p text:style-name="Literal">ENAME <text:s text:c="14"/>Employee Name</text:p>
      <text:p text:style-name="Literal">JOB <text:s text:c="16"/>Job Title</text:p>
      <text:p text:style-name="Literal">MGR_EMP_NK1 <text:s text:c="8"/>EMP Natural Key Value 1: Employee Number</text:p>
      <text:p text:style-name="Literal">HIREDATE <text:s text:c="11"/>Date the Employee was hired</text:p>
      <text:p text:style-name="Literal">SAL <text:s text:c="16"/>Employee's Salary</text:p>
      <text:p text:style-name="Literal">DEPT_NK1 <text:s text:c="11"/>DEPT Natural Key Value 1: Department Number</text:p>
      <text:p text:style-name="Literal"/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782 CLARK <text:s text:c="11"/>MANAGER <text:s text:c="9"/>7839 09-JUN-81 <text:s text:c="2"/>2450 <text:s text:c="8"/>10</text:p>
      <text:p text:style-name="Literal"><text:s text:c="6"/>7698 BLAKE <text:s text:c="11"/>MANAGER <text:s text:c="9"/>7839 01-MAY-81 <text:s text:c="2"/>2850 <text:s text:c="8"/>30</text:p>
      <text:p text:style-name="Literal"><text:s text:c="6"/>7566 JONES <text:s text:c="11"/>MANAGER <text:s text:c="9"/>7839 02-APR-81 <text:s text:c="2"/>2975 <text:s text:c="8"/>20</text:p>
      <text:p text:style-name="Literal"><text:s text:c="6"/>7902 FORD <text:s text:c="12"/>ANALYST <text:s text:c="9"/>7566 03-DEC-81 <text:s text:c="2"/>3000 <text:s text:c="8"/>20</text:p>
      <text:p text:style-name="Literal"><text:s text:c="6"/>7788 SCOTT <text:s text:c="11"/>ANALYST <text:s text:c="9"/>7566 09-DEC-82 <text:s text:c="2"/>3000 <text:s text:c="8"/>20</text:p>
      <text:p text:style-name="Literal"><text:s text:c="6"/>7876 ADAMS <text:s text:c="11"/>CLERK <text:s text:c="11"/>7788 12-JAN-83 <text:s text:c="2"/>1100 <text:s text:c="8"/>20</text:p>
      <text:p text:style-name="Literal"><text:s text:c="6"/>7369 SMITH <text:s text:c="11"/>CLERK <text:s text:c="11"/>7902 17-DEC-80 <text:s text:c="3"/>800 <text:s text:c="8"/>20</text:p>
      <text:p text:style-name="Literal"><text:s text:c="6"/>7900 JAMES <text:s text:c="11"/>CLERK <text:s text:c="11"/>7698 03-DEC-81 <text:s text:c="3"/>950 <text:s text:c="8"/>30</text:p>
      <text:p text:style-name="Literal"><text:s text:c="6"/>7844 TURNER <text:s text:c="10"/>SALESMAN <text:s text:c="8"/>7698 08-SEP-81 <text:s text:c="2"/>1500 <text:s text:c="8"/>30</text:p>
      <text:p text:style-name="Literal"><text:s text:c="6"/>7654 MARTIN <text:s text:c="10"/>SALESMAN <text:s text:c="8"/>7698 28-SEP-81 <text:s text:c="2"/>1250 <text:s text:c="8"/>30</text:p>
      <text:p text:style-name="Literal"><text:s text:c="6"/>7521 WARD <text:s text:c="12"/>SALESMAN <text:s text:c="8"/>7698 22-FEB-81 <text:s text:c="2"/>1250 <text:s text:c="8"/>30</text:p>
      <text:p text:style-name="Literal"><text:s text:c="6"/>7499 ALLEN <text:s text:c="11"/>SALESMAN <text:s text:c="8"/>7698 20-FEB-81 <text:s text:c="2"/>1600 <text:s text:c="8"/>30</text:p>
      <text:p text:style-name="Literal"><text:s text:c="6"/>7934 MILLER <text:s text:c="10"/>CLERK <text:s text:c="11"/>7782 23-JAN-82 <text:s text:c="2"/>1300 <text:s text:c="8"/>10</text:p>
      <text:p text:style-name="Literal"><text:s text:c="6"/>7839 KING <text:s text:c="12"/>PRESIDENT <text:s text:c="12"/>17-NOV-81 <text:s text:c="2"/>5000 <text:s text:c="8"/>10</text:p>
      <text:p text:style-name="Standard"/>
      <text:p text:style-name="Standard">With the completion of exercise 1, a new application was defined in DTGen, generated, and loaded into the database.</text:p>
      <text:p text:style-name="Standard"/>
      <text:h text:style-name="Heading_20_1" text:outline-level="1">Exercise #2: Sequences and Surrogate Primary Keys</text:h>
      <text:h text:style-name="Heading_20_3" text:outline-level="3">Command Line:</text:h>
      <text:p text:style-name="Literal">sqlplus /nolog @e2</text:p>
      <text:p text:style-name="Standard"/>
      <text:p text:style-name="Standard">In the exercise #1, a basic generation was completed. <text:s/>The results of that generation were loaded into a new schema. <text:s/>This exercise, and the following exercises, will examine more closely what was generated. <text:s/>In this exercise, the use of sequences and surrogate keys are reviewed.</text:p>
      <text:p text:style-name="Standard"/>
      <text:p text:style-name="Standard">Exercise #2 has 4 queries. <text:s/>The first query shows the sequences that were generated by DTGen for each of the tables DEPT and EMP.</text:p>
      <text:p text:style-name="Standard"/>
      <text:p text:style-name="Literal">SEQUENCE_NAME</text:p>
      <text:p text:style-name="Literal">------------------------------</text:p>
      <text:p text:style-name="Literal">DEPT_SEQ</text:p>
      <text:p text:style-name="Literal"><text:soft-page-break/>EMP_SEQ</text:p>
      <text:p text:style-name="Literal"/>
      <text:p text:style-name="Literal">TABLE_NAME <text:s text:c="10"/>CONSTRAINT_NAME <text:s text:c="5"/>COLUMN_NAME <text:s text:c="11"/>POSITION</text:p>
      <text:p text:style-name="Literal">-------------------- -------------------- -------------------- ----------</text:p>
      <text:p text:style-name="Literal">DEPT <text:s text:c="16"/>DEPT_PK <text:s text:c="13"/>ID <text:s text:c="27"/>1</text:p>
      <text:p text:style-name="Literal">EMP <text:s text:c="17"/>EMP_PK <text:s text:c="14"/>ID <text:s text:c="27"/>1</text:p>
      <text:p text:style-name="Standard"/>
      <text:p text:style-name="Standard">Every table that is defined in DTGen gets a sequence. <text:s/>That sequence is used to generate a surrogate key for each record in the table. <text:s/>The surrogate key is the primary key for the record. <text:s/>The surrogate keys for the DEPT and EMP tables can be seen in the results of the second 2 queries:</text:p>
      <text:p text:style-name="Standard"/>
      <text:p text:style-name="Literal"><text:s text:c="8"/>ID <text:s text:c="4"/>DEPTNO DNAME <text:s text:c="9"/>LOC</text:p>
      <text:p text:style-name="Literal">---------- ---------- -------------- -------------</text:p>
      <text:p text:style-name="Literal"><text:s text:c="9"/>1 <text:s text:c="8"/>10 ACCOUNTING <text:s text:c="4"/>NEW YORK</text:p>
      <text:p text:style-name="Literal"><text:s text:c="9"/>2 <text:s text:c="8"/>20 RESEARCH <text:s text:c="6"/>DALLAS</text:p>
      <text:p text:style-name="Literal"><text:s text:c="9"/>3 <text:s text:c="8"/>30 SALES <text:s text:c="9"/>CHICAGO</text:p>
      <text:p text:style-name="Literal"><text:s text:c="9"/>4 <text:s text:c="8"/>40 OPERATIONS <text:s text:c="4"/>BOSTON</text:p>
      <text:p text:style-name="Literal"/>
      <text:p text:style-name="Literal"><text:s text:c="8"/>ID <text:s text:c="5"/>EMPNO ENAME <text:s text:c="11"/>MGR_EMP_ID <text:s text:c="3"/>DEPT_ID</text:p>
      <text:p text:style-name="Literal">---------- ---------- ---------------- ---------- ----------</text:p>
      <text:p text:style-name="Literal"><text:s text:c="9"/>1 <text:s text:c="6"/>7839 KING <text:s text:c="32"/>1</text:p>
      <text:p text:style-name="Literal"><text:s text:c="9"/>2 <text:s text:c="6"/>7566 JONES <text:s text:c="20"/>1 <text:s text:c="9"/>2</text:p>
      <text:p text:style-name="Literal"><text:s text:c="9"/>3 <text:s text:c="6"/>7788 SCOTT <text:s text:c="20"/>2 <text:s text:c="9"/>2</text:p>
      <text:p text:style-name="Literal"><text:s text:c="9"/>4 <text:s text:c="6"/>7876 ADAMS <text:s text:c="20"/>3 <text:s text:c="9"/>2</text:p>
      <text:p text:style-name="Literal"><text:s text:c="9"/>5 <text:s text:c="6"/>7902 FORD <text:s text:c="21"/>2 <text:s text:c="9"/>2</text:p>
      <text:p text:style-name="Literal"><text:s text:c="9"/>6 <text:s text:c="6"/>7369 SMITH <text:s text:c="20"/>5 <text:s text:c="9"/>2</text:p>
      <text:p text:style-name="Literal"><text:s text:c="9"/>7 <text:s text:c="6"/>7698 BLAKE <text:s text:c="20"/>1 <text:s text:c="9"/>3</text:p>
      <text:p text:style-name="Literal"><text:s text:c="9"/>8 <text:s text:c="6"/>7499 ALLEN <text:s text:c="20"/>7 <text:s text:c="9"/>3</text:p>
      <text:p text:style-name="Literal"><text:s text:c="9"/>9 <text:s text:c="6"/>7521 WARD <text:s text:c="21"/>7 <text:s text:c="9"/>3</text:p>
      <text:p text:style-name="Literal"><text:s text:c="8"/>10 <text:s text:c="6"/>7654 MARTIN <text:s text:c="19"/>7 <text:s text:c="9"/>3</text:p>
      <text:p text:style-name="Literal"><text:s text:c="8"/>11 <text:s text:c="6"/>7844 TURNER <text:s text:c="19"/>7 <text:s text:c="9"/>3</text:p>
      <text:p text:style-name="Literal"><text:s text:c="8"/>12 <text:s text:c="6"/>7900 JAMES <text:s text:c="20"/>7 <text:s text:c="9"/>3</text:p>
      <text:p text:style-name="Literal"><text:s text:c="8"/>13 <text:s text:c="6"/>7782 CLARK <text:s text:c="20"/>1 <text:s text:c="9"/>1</text:p>
      <text:p text:style-name="Literal"><text:s text:c="8"/>14 <text:s text:c="6"/>7934 MILLER <text:s text:c="18"/>13 <text:s text:c="9"/>1</text:p>
      <text:p text:style-name="Standard"/>
      <text:p text:style-name="Standard">Notice that "DEPT_ID" is a foreign key to "ID" in the DEPT table. <text:s/>Also, "MGR_EMP_ID" is a foriegn key to "ID" in the EMP table. <text:s/>These surrogate keys are used to maintain referential integrity across foreign keys.</text:p>
      <text:p text:style-name="Standard"/>
      <text:h text:style-name="Heading_20_1" text:outline-level="1">Exercise #3: Indexed Foreign Keys and Natural Keys</text:h>
      <text:h text:style-name="Heading_20_3" text:outline-level="3">Command Line:</text:h>
      <text:p text:style-name="Literal">sqlplus /nolog @e3</text:p>
      <text:p text:style-name="Standard"/>
      <text:p text:style-name="Standard">In this exercise, indexes on foreign keys and natural keys are explored. <text:s/>Following is a query of the DTGen setup used to generate this application</text:p>
      <text:p text:style-name="Standard"/>
      <text:p text:style-name="Literal">Login to dtgen</text:p>
      <text:p text:style-name="Literal">Connected.</text:p>
      <text:p text:style-name="Literal"/>
      <text:p text:style-name="Literal">COLUMN_NAME <text:s text:c="8"/>COMMENTS</text:p>
      <text:p text:style-name="Literal">------------------- ------------------------------------------------------------</text:p>
      <text:p text:style-name="Literal">TABLES_NK2 <text:s text:c="9"/>TABLES Natural Key Value 2: Abbreviation for this table</text:p>
      <text:p text:style-name="Literal">NAME <text:s text:c="15"/>Name of this column</text:p>
      <text:p text:style-name="Literal">SEQ <text:s text:c="16"/>Sequence number for this column</text:p>
      <text:p text:style-name="Literal">NK <text:s text:c="17"/>Natural key sequence number for this column. <text:s/>Implies this</text:p>
      <text:p text:style-name="Literal"><text:s text:c="20"/>column requires data (not null).</text:p>
      <text:p text:style-name="Literal">FK_PREFIX <text:s text:c="10"/>Foreign key prefix for multiple foreign keys to the same</text:p>
      <text:p text:style-name="Literal"><text:s text:c="20"/>table</text:p>
      <text:p text:style-name="Literal">FK_TABLES_NK2 <text:s text:c="6"/>TABLES Natural Key Value 2: Abbreviation for this table</text:p>
      <text:p text:style-name="Literal">TYPE <text:s text:c="15"/>Type for this column</text:p>
      <text:p text:style-name="Literal">LEN <text:s text:c="16"/>The total number of significant decimal digits in a number,</text:p>
      <text:p text:style-name="Literal"><text:s text:c="20"/>or the length of a string, or the number of digits for</text:p>
      <text:p text:style-name="Literal"><text:s text:c="20"/>fractional seconds in a timestamp</text:p>
      <text:p text:style-name="Literal"/>
      <text:p text:style-name="Literal">TABLES_NK2 <text:s text:c="8"/>NAME <text:s text:c="18"/>SEQ <text:s text:c="2"/>NK TYPE <text:s text:c="18"/>LEN</text:p>
      <text:p text:style-name="Literal">------------------ --------------- ---------- ---- --------------- ----------</text:p>
      <text:p text:style-name="Literal">DEPT <text:s text:c="14"/>deptno <text:s text:c="17"/>10 <text:s text:c="3"/>1 NUMBER <text:s text:c="18"/>2</text:p>
      <text:p text:style-name="Literal"><text:soft-page-break/>EMP <text:s text:c="15"/>empno <text:s text:c="18"/>10 <text:s text:c="3"/>1 NUMBER <text:s text:c="18"/>4</text:p>
      <text:p text:style-name="Literal"/>
      <text:p text:style-name="Literal">TABLES_NK2 <text:s text:c="8"/>NAME <text:s text:c="18"/>SEQ FK_PREFIX <text:s/>FK_TABLES_NK2</text:p>
      <text:p text:style-name="Literal">------------------ --------------- ---------- ---------- ------------------</text:p>
      <text:p text:style-name="Literal">EMP <text:s text:c="15"/>dept_id <text:s text:c="16"/>80 <text:s text:c="11"/>DEPT</text:p>
      <text:p text:style-name="Literal">EMP <text:s text:c="15"/>mgr_emp_id <text:s text:c="13"/>40 mgr_ <text:s text:c="6"/>EMP</text:p>
      <text:p text:style-name="Literal"/>
      <text:p text:style-name="Standard"/>
      <text:p text:style-name="Standard">Foreign keys and natural keys are defined in the DTGen TAB_COLS_ACT view. <text:s/>The output shown above gives a description of the TAB_COLS_ACT columns and reports the selected data that creates the foreign and natural keys in this application.</text:p>
      <text:p text:style-name="Standard"/>
      <text:p text:style-name="Standard">The exercise 3 script then logs into the application to query the data dictionary.</text:p>
      <text:p text:style-name="Standard"/>
      <text:p text:style-name="Literal">Login to dtgen_db_demo</text:p>
      <text:p text:style-name="Literal">Connected.</text:p>
      <text:p text:style-name="Literal"/>
      <text:p text:style-name="Literal">CONSTRAINT_NAME TABLE_NAME <text:s text:c="5"/>COLUMN_NAME <text:s text:c="6"/>POSITION INDEX_NAME</text:p>
      <text:p text:style-name="Literal">--------------- --------------- --------------- ---------- ---------------</text:p>
      <text:p text:style-name="Literal">DEPT_NK <text:s text:c="8"/>DEPT <text:s text:c="11"/>DEPTNO <text:s text:c="18"/>1 DEPT_NK</text:p>
      <text:p text:style-name="Literal">EMP_FK1 <text:s text:c="8"/>EMP <text:s text:c="12"/>MGR_EMP_ID <text:s text:c="14"/>1 EMP_FX1</text:p>
      <text:p text:style-name="Literal">EMP_FK2 <text:s text:c="8"/>EMP <text:s text:c="12"/>DEPT_ID <text:s text:c="17"/>1 EMP_FX2</text:p>
      <text:p text:style-name="Literal">EMP_NK <text:s text:c="9"/>EMP <text:s text:c="12"/>EMPNO <text:s text:c="19"/>1 EMP_NK</text:p>
      <text:p text:style-name="Standard"/>
      <text:p text:style-name="Standard">There is a natural key on each of the 2 tables, which is confirmed by constraints "DEPT_NK" and "EMP_NK". <text:s/>Also, the EMP table has 2 foreign keys, which are confirmed by constraints "EMP_FK1" and "EMP_FK2". <text:s/>Note that all natural keys and foreign keys have indexes. <text:s/>These indexes are automatically generated by DTGen.</text:p>
      <text:p text:style-name="Standard"/>
      <text:h text:style-name="Heading_20_1" text:outline-level="1">Exercise #4: Natural Key Updatable Views</text:h>
      <text:h text:style-name="Heading_20_3" text:outline-level="3">Command Line:</text:h>
      <text:p text:style-name="Literal">sqlplus /nolog @e4</text:p>
      <text:p text:style-name="Standard"/>
      <text:p text:style-name="Standard">Each table defined in DTGen is generated with a corresponding "active view". <text:s/>The DEPT and EMP tables have an active view called "DEPT_ACT" and "EMP_ACT", respectively. <text:s/>In most cases, these views should be used for all DML (Data Manipulation Language - insert, update, and delete) instead of the tables. <text:s/>The active views include a feature that allows foreign key data to be referenced using the natural key of the foriegn key table. <text:s/>(In reality, all foreign keys reference the surrogate/primary key from the foreign key table. <text:s/>The active view automatically translates the natural key.)</text:p>
      <text:p text:style-name="Standard"/>
      <text:p text:style-name="Standard">In the original scott/tiger dmobld.sql script, DEPTNO was used as a foreign key from the EMP table to the DEPT table. <text:s/>In exercise #1, DEPTNO was identified as the natural key for the DEPT table. <text:s/>DTGen then produced the EMP_ACT active view with the foreign surrogate key D_DEPT_ID and the foreign natural key D_DEPT_NK1.</text:p>
      <text:p text:style-name="Standard"/>
      <text:p text:style-name="Standard">This exercise performs inserts and updates on the EMP_ACT active view using both foreign surrogate keys and <text:s/>foreign natural keys for the department. <text:s/>2 queries will confirm that the OPERATIONS department has no employees.</text:p>
      <text:p text:style-name="Standard"/>
      <text:p text:style-name="Literal">SQL&gt; select deptno, dname, loc from dept_act</text:p>
      <text:p text:style-name="Literal"><text:s text:c="2"/>2 <text:s text:c="2"/>where dname = 'OPERATIONS';</text:p>
      <text:p text:style-name="Literal"/>
      <text:p text:style-name="Literal"><text:s text:c="4"/>DEPTNO DNAME <text:s text:c="9"/>LOC</text:p>
      <text:p text:style-name="Literal">---------- -------------- -------------</text:p>
      <text:p text:style-name="Literal"><text:s text:c="8"/>40 OPERATIONS <text:s text:c="4"/>BOSTON</text:p>
      <text:p text:style-name="Literal"/>
      <text:p text:style-name="Literal">1 row selected.</text:p>
      <text:p text:style-name="Literal"><text:soft-page-break/></text:p>
      <text:p text:style-name="Literal">SQL&gt; </text:p>
      <text:p text:style-name="Literal">SQL&gt; select empno, ename, job, mgr_emp_nk1, hiredate,</text:p>
      <text:p text:style-name="Literal"><text:s text:c="2"/>2 <text:s text:c="2"/>sal, dept_nk1 from emp_act</text:p>
      <text:p text:style-name="Literal"><text:s text:c="2"/>3 <text:s text:c="2"/>where dept_nk1 = 40;</text:p>
      <text:p text:style-name="Literal"/>
      <text:p text:style-name="Literal">no rows selected</text:p>
      <text:p text:style-name="Standard"/>
      <text:p text:style-name="Standard">2 insert statements will add 2 new employees to the OPERATIONS department. <text:s/>The first insert uses a foreign surrogate key for the department. <text:s/>The second insert uses a foreign natural key for the department.</text:p>
      <text:p text:style-name="Standard"/>
      <text:p text:style-name="Literal">SQL&gt; -- Add a new manager to the Operations Department</text:p>
      <text:p text:style-name="Literal">SQL&gt; -- <text:s text:c="2"/>using the surrogate key for the department</text:p>
      <text:p text:style-name="Literal">SQL&gt; -- <text:s text:c="2"/>in the active view</text:p>
      <text:p text:style-name="Literal">SQL&gt; insert into emp_act (empno, ename, job,</text:p>
      <text:p text:style-name="Literal"><text:s text:c="2"/>2 <text:s/><text:tab/> mgr_emp_nk1, hiredate, sal, dept_id)</text:p>
      <text:p text:style-name="Literal"><text:s text:c="2"/>3 <text:s text:c="2"/>values (8156, 'MCMURRY', 'MANAGER',</text:p>
      <text:p text:style-name="Literal"><text:s text:c="2"/>4 <text:s/><text:tab/> 7839, sysdate, 2975, 4);</text:p>
      <text:p text:style-name="Literal"/>
      <text:p text:style-name="Literal">1 row created.</text:p>
      <text:p text:style-name="Literal"/>
      <text:p text:style-name="Literal">SQL&gt; </text:p>
      <text:p text:style-name="Literal">SQL&gt; -- Add a new analyst to the Operations Department</text:p>
      <text:p text:style-name="Literal">SQL&gt; -- <text:s text:c="2"/>using the natural key for the department</text:p>
      <text:p text:style-name="Literal">SQL&gt; -- <text:s text:c="2"/>in the active view</text:p>
      <text:p text:style-name="Literal">SQL&gt; insert into emp_act (empno, ename, job,</text:p>
      <text:p text:style-name="Literal"><text:s text:c="2"/>2 <text:s/><text:tab/> mgr_emp_nk1, hiredate, sal, dept_nk1)</text:p>
      <text:p text:style-name="Literal"><text:s text:c="2"/>3 <text:s text:c="2"/>values (8157, 'WALKER', 'ANALYST',</text:p>
      <text:p text:style-name="Literal"><text:s text:c="2"/>4 <text:s/><text:tab/> 8156, sysdate, 3000, 40);</text:p>
      <text:p text:style-name="Literal"/>
      <text:p text:style-name="Literal">1 row created.</text:p>
      <text:p text:style-name="Standard"/>
      <text:p text:style-name="Standard">2 update statements will add transfer 2 existing employees to the OPERATIONS department. <text:s/>The first update uses a foreign surrogate key for the department. <text:s/>The second update uses a foreign natural key for the department.</text:p>
      <text:p text:style-name="Standard"/>
      <text:p text:style-name="Literal">SQL&gt; -- Transfer an analyst to the Operations Department</text:p>
      <text:p text:style-name="Literal">SQL&gt; -- using the surrogate key for the department</text:p>
      <text:p text:style-name="Literal">SQL&gt; -- in the active view</text:p>
      <text:p text:style-name="Literal">SQL&gt; update emp_act</text:p>
      <text:p text:style-name="Literal"><text:s text:c="2"/>2 <text:s text:c="3"/>set <text:s/>dept_id <text:s text:c="3"/>= 4</text:p>
      <text:p text:style-name="Literal"><text:s text:c="2"/>3 <text:s/><text:tab/> <text:s text:c="2"/>,mgr_emp_nk1 = 8156</text:p>
      <text:p text:style-name="Literal"><text:s text:c="2"/>4 <text:s text:c="2"/>where empno = 7788;</text:p>
      <text:p text:style-name="Literal"/>
      <text:p text:style-name="Literal">1 row updated.</text:p>
      <text:p text:style-name="Literal"/>
      <text:p text:style-name="Literal">SQL&gt; </text:p>
      <text:p text:style-name="Literal">SQL&gt; -- Transfer a clerk to the Operations Department</text:p>
      <text:p text:style-name="Literal">SQL&gt; -- <text:s text:c="2"/>using the natural key for the department</text:p>
      <text:p text:style-name="Literal">SQL&gt; -- <text:s text:c="2"/>in the active view</text:p>
      <text:p text:style-name="Literal">SQL&gt; update emp_act</text:p>
      <text:p text:style-name="Literal"><text:s text:c="2"/>2 <text:s text:c="3"/>set <text:s/>dept_nk1 <text:s text:c="2"/>= 40</text:p>
      <text:p text:style-name="Literal"><text:s text:c="2"/>3 <text:s/><text:tab/> <text:s text:c="2"/>,mgr_emp_nk1 = 8156</text:p>
      <text:p text:style-name="Literal"><text:s text:c="2"/>4 <text:s text:c="2"/>where empno = 7900;</text:p>
      <text:p text:style-name="Literal"/>
      <text:p text:style-name="Literal">1 row updated.</text:p>
      <text:p text:style-name="Standard"/>
      <text:p text:style-name="Standard">Finally, a query of the employees table shows the 4 employees in the OPERATIONS department.</text:p>
      <text:p text:style-name="Standard"/>
      <text:p text:style-name="Literal">SQL&gt; select empno, ename, job, mgr_emp_nk1, hiredate,</text:p>
      <text:p text:style-name="Literal"><text:s text:c="2"/>2 <text:s text:c="2"/>sal, dept_nk1 from emp_act</text:p>
      <text:p text:style-name="Literal"><text:s text:c="2"/>3 <text:s text:c="2"/>where dept_nk1 = 40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8156 MCMURRY <text:s text:c="9"/>MANAGER <text:s text:c="9"/>7839 12-APR-12 <text:s text:c="2"/>2975 <text:s text:c="8"/>40</text:p>
      <text:p text:style-name="Literal"><text:s text:c="6"/>8157 WALKER <text:s text:c="10"/>ANALYST <text:s text:c="9"/>8156 12-APR-12 <text:s text:c="2"/>3000 <text:s text:c="8"/>40</text:p>
      <text:p text:style-name="Literal"><text:s text:c="6"/>7900 JAMES <text:s text:c="11"/>CLERK <text:s text:c="11"/>8156 03-DEC-81 <text:s text:c="3"/>950 <text:s text:c="8"/>40</text:p>
      <text:p text:style-name="Literal"><text:s text:c="6"/>7788 SCOTT <text:s text:c="11"/>ANALYST <text:s text:c="9"/>8156 09-DEC-82 <text:s text:c="2"/>3000 <text:s text:c="8"/>40</text:p>
      <text:p text:style-name="Literal"/>
      <text:p text:style-name="Literal">4 rows selected.</text:p>
      <text:p text:style-name="Standard"/>
      <text:h text:style-name="Heading_20_1" text:outline-level="1"><text:soft-page-break/>Exercise #5: Full Path Hierarchy Data</text:h>
      <text:h text:style-name="Heading_20_3" text:outline-level="3">Command Line:</text:h>
      <text:p text:style-name="Literal">sqlplus /nolog @e5</text:p>
      <text:p text:style-name="Standard"/>
      <text:p text:style-name="Standard">The EMP table has a self-referencing foreign key. <text:s/>It is the relationship between employees and managers. <text:s/>Since managers are also employees, they have managers as well, with the exception of the PRESIDENT. <text:s/>This self-referencing foreign key produces as hierarchy of relationships. <text:s/>In the case of the EMP table, that hierarchy basically shows who works for who. <text:s/>Every employee in the EMP table is in the management hierarchy that starts with the PRESIDENT.</text:p>
      <text:p text:style-name="Standard"/>
      <text:p text:style-name="Standard">When a self-referencing foreign key is setup in DTGen, hierarchial path functions are created to work with the hierarchy implied by the foreign key. <text:s/>Those functions are also included in the active view. <text:s/>One set of hierarchial path functions are based on surrogate key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ID <text:s text:c="17"/>Surrogate Primary Key for this table</text:p>
      <text:p text:style-name="Literal">ENAME <text:s text:c="14"/>Employee Name</text:p>
      <text:p text:style-name="Literal">MGR_EMP_ID <text:s text:c="9"/>Surrogate Key of Employee's Manager</text:p>
      <text:p text:style-name="Literal">MGR_ID_PATH <text:s text:c="8"/>Path of ancestor IDs hierarchy for this record</text:p>
      <text:p text:style-name="Literal"/>
      <text:p text:style-name="Literal">4 rows selected.</text:p>
      <text:p text:style-name="Literal"/>
      <text:p text:style-name="Literal">SQL&gt; </text:p>
      <text:p text:style-name="Literal">SQL&gt; select substr(mgr_id_path,1,20) mgr_id_path,</text:p>
      <text:p text:style-name="Literal"><text:s text:c="2"/>2 <text:s/><text:tab/> <text:s text:c="3"/>mgr_emp_id, id, ename,</text:p>
      <text:p text:style-name="Literal"><text:s text:c="2"/>3 <text:s/><text:tab/> <text:s text:c="3"/>substr(emp_dml.get_mgr_id_path(id),1,20) get_mgr_id_path</text:p>
      <text:p text:style-name="Literal"><text:s text:c="2"/>4 <text:s text:c="2"/>from <text:s/>emp_act where ename = 'SMITH';</text:p>
      <text:p text:style-name="Literal"/>
      <text:p text:style-name="Literal">MGR_ID_PATH <text:s text:c="9"/>MGR_EMP_ID <text:s text:c="8"/>ID ENAME <text:s text:c="11"/>GET_MGR_ID_PATH</text:p>
      <text:p text:style-name="Literal">-------------------- ---------- ---------- ---------------- --------------------</text:p>
      <text:p text:style-name="Literal">1:2:5 <text:s text:c="24"/>5 <text:s text:c="9"/>6 SMITH <text:s text:c="11"/>1:2:5</text:p>
      <text:p text:style-name="Literal"/>
      <text:p text:style-name="Literal">1 row selected.</text:p>
      <text:p text:style-name="Standard"/>
      <text:p text:style-name="Standard">In this example, SMITH is ID 6. <text:s/>SMITH works for ID 5, which is the surrogate key for SMITH's manager. <text:s/>ID 5 works for ID 2, and ID 2 works for ID 1. <text:s/>The GET_M_ID_PATH function that is used by the active view to produce the M_ID_PATH is shown in the last column and is part of the EMP_DML package.</text:p>
      <text:p text:style-name="Standard"/>
      <text:p text:style-name="Standard">Another set of hierarchical path functions are based on natural key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EMPNO <text:s text:c="14"/>Employee Number</text:p>
      <text:p text:style-name="Literal">ENAME <text:s text:c="14"/>Employee Name</text:p>
      <text:p text:style-name="Literal">MGR_NK_PATH <text:s text:c="8"/>Path of ancestor Natural Key Sets hierarchy for this record</text:p>
      <text:p text:style-name="Literal">MGR_EMP_NK1 <text:s text:c="8"/>EMP Natural Key Value 1: Employee Number</text:p>
      <text:p text:style-name="Literal"/>
      <text:p text:style-name="Literal">4 rows selected.</text:p>
      <text:p text:style-name="Literal"/>
      <text:p text:style-name="Literal">SQL&gt; </text:p>
      <text:p text:style-name="Literal">SQL&gt; select mgr_nk_path, mgr_emp_nk1, empno, ename,</text:p>
      <text:p text:style-name="Literal"><text:s text:c="2"/>2 <text:s/><text:tab/> <text:s text:c="3"/>emp_dml.get_mgr_nk_path(emp_dml.get_id(empno)) get_mgr_nk_path</text:p>
      <text:p text:style-name="Literal"><text:s text:c="2"/>3 <text:s text:c="2"/>from <text:s/>emp_act where ename = 'SMITH';</text:p>
      <text:p text:style-name="Literal"/>
      <text:p text:style-name="Literal">MGR_NK_PATH <text:s text:c="9"/>MGR_EMP_NK1 <text:s text:c="2"/>EMPNO ENAME <text:s text:c="11"/>GET_MGR_NK_PATH</text:p>
      <text:p text:style-name="Literal">-------------------- ----------- ------- ---------------- --------------------</text:p>
      <text:p text:style-name="Literal">7839:7566:7902 <text:s text:c="13"/>7902 <text:s text:c="3"/>7369 SMITH <text:s text:c="11"/>7839:7566:7902</text:p>
      <text:p text:style-name="Literal"/>
      <text:p text:style-name="Literal">1 row selected.</text:p>
      <text:p text:style-name="Standard"/>
      <text:p text:style-name="Standard">In this example, SMITH is EMPNO 7369. <text:s/>SMITH works for EMPNO 7902, which is the natural key for SMITH's manager. <text:s/>EMPNO 7902 works for EMPNO 7566, and EMPNO 7566 works for <text:soft-page-break/>EMPNO 7839. <text:s/>The GET_M_NK_PATH function that is used by the active view to produce the M_ID_PATH is shown in the last column and is part of the EML_DML package.</text:p>
      <text:p text:style-name="Standard"/>
      <text:p text:style-name="Standard">The path delimiter can also be modified as required, <text:s/>The constant PATH_SEP is defined in the UTIL package specification. <text:s/>This change can be permenantly done in the UTIL package for the entire application. <text:s/>A complete restart of the application will be necessary after making this change.</text:p>
      <text:p text:style-name="Standard"/>
      <text:p text:style-name="Standard">Since the hierarchy functions are used in the view, searching the view on these functions can be quite slow if there are a large number of rows in the table. <text:s/>Other filters should be used as much as possible to help limit searching through the heiararchical paths.</text:p>
      <text:p text:style-name="Standard"/>
      <text:h text:style-name="Heading_20_1" text:outline-level="1">Exercise #6: Enforced Descrete Domains</text:h>
      <text:h text:style-name="Heading_20_3" text:outline-level="3">Command Line:</text:h>
      <text:p text:style-name="Literal">sqlplus /nolog @e6</text:p>
      <text:p text:style-name="Standard"/>
      <text:p text:style-name="Standard">Unlike the original scott/tiger dmobld.sql from Oracle, this demo includes built in domain checking on the JOB column in the EMP table. <text:s/>The configuration of DTGen included a domain specification for all possible company jobs. <text:s/>Unlike a foreign key table, a domain is embedded into the error checking of the application and is very difficult to change. <text:s/>It should only be used for value sets that are not likely to change, or in applications that can easliy be re-generated with new domain values.</text:p>
      <text:p text:style-name="Standard"/>
      <text:p text:style-name="Literal">SQL&gt; </text:p>
      <text:p text:style-name="Literal">SQL&gt; -- Attempt to alter SMITH's job incorrectly</text:p>
      <text:p text:style-name="Literal">SQL&gt; update emp_act</text:p>
      <text:p text:style-name="Literal"><text:s text:c="2"/>2 <text:s text:c="3"/>set <text:s/>job = 'FIREMAN'</text:p>
      <text:p text:style-name="Literal"><text:s text:c="2"/>3 <text:s text:c="2"/>where ename = 'SMITH';</text:p>
      <text:p text:style-name="Literal">update emp_act</text:p>
      <text:p text:style-name="Literal">*</text:p>
      <text:p text:style-name="Literal">ERROR at line 1:</text:p>
      <text:p text:style-name="Literal">ORA-20005: emp_tab.check_rec(): job must be one of (</text:p>
      <text:p text:style-name="Literal">"PRESIDENT", "MANAGER", "ANALYST", "SALESMAN", "CLERK").</text:p>
      <text:p text:style-name="Literal">ORA-06512: at "DTGEN_DB_DEMO.EMP_TAB", line 70</text:p>
      <text:p text:style-name="Literal">ORA-06512: at "DTGEN_DB_DEMO.EMP_TAB", line 159</text:p>
      <text:p text:style-name="Literal">ORA-06512: at "DTGEN_DB_DEMO.EMP_VIEW", line 19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Since FIREMAN is not a correct job name, the application produced an error. <text:s/>This error was generated by DTGen. <text:s/>It identifies the list of correct job names as part of the error. <text:s/>One reason small value sets make better domain candidates is because all correct values for the domain will be returned in this error message.</text:p>
      <text:p text:style-name="Standard"/>
      <text:p text:style-name="Standard">This error message also gives a good view of the call stack for integrity processing. <text:s/>The EMP_IOU (instead of update) trigger on the EMP_ACT active view called the EMP_VIEW package, which called the EMP_TAB package, which used the CHECK_REC function to enforce the domain integrity. <text:s/>The EMP_VIEW package is also known as a view package. <text:s/>The EMP_TAB package is also know as a table package. <text:s/>DTGen geneates a view package and a table package for each table. <text:s/>Most of the integrity checking on table data occurs in the CHECK_REC function in the table packages.</text:p>
      <text:p text:style-name="Standard"/>
      <text:h text:style-name="Heading_20_1" text:outline-level="1"><text:soft-page-break/>Exercise #7: Enforced Case Folding</text:h>
      <text:h text:style-name="Heading_20_3" text:outline-level="3">Command Line:</text:h>
      <text:p text:style-name="Literal">sqlplus /nolog @e7</text:p>
      <text:p text:style-name="Standard"/>
      <text:p text:style-name="Standard">Enforced case folding has 2 options. <text:s/>The option is selected based on the PL/SQL boolean variable FOLD_STRINGS in the GLOB package. <text:s/>This exercise will work with SMITH.</text:p>
      <text:p text:style-name="Standard"/>
      <text:p text:style-name="Literal">SQL&gt; </text:p>
      <text:p text:style-name="Literal">SQL&gt; select empno, ename</text:p>
      <text:p text:style-name="Literal"><text:s text:c="2"/>2 <text:s text:c="2"/>from <text:s/>emp</text:p>
      <text:p text:style-name="Literal"><text:s text:c="2"/>3 <text:s text:c="2"/>where empno = 7369;</text:p>
      <text:p text:style-name="Literal"/>
      <text:p text:style-name="Literal"><text:s text:c="5"/>EMPNO ENAME</text:p>
      <text:p text:style-name="Literal">---------- ----------------</text:p>
      <text:p text:style-name="Literal"><text:s text:c="6"/>7369 SMITH</text:p>
      <text:p text:style-name="Literal"/>
      <text:p text:style-name="Literal">1 row selected.</text:p>
      <text:p text:style-name="Standard"/>
      <text:p text:style-name="Standard">When FOLD_STRINGS set to TRUE, any case problems are repaired.</text:p>
      <text:p text:style-name="Standard"/>
      <text:p text:style-name="Literal">glob.fold_strings := TRUE;</text:p>
      <text:p text:style-name="Literal"/>
      <text:p text:style-name="Literal">SQL&gt; </text:p>
      <text:p text:style-name="Literal">SQL&gt; -- Change SMITH's name to mixed-case</text:p>
      <text:p text:style-name="Literal">SQL&gt; update emp_act</text:p>
      <text:p text:style-name="Literal"><text:s text:c="2"/>2 <text:s text:c="3"/>set <text:s/>ename = 'Smith'</text:p>
      <text:p text:style-name="Literal"><text:s text:c="2"/>3 <text:s text:c="2"/>where empno = 7369;</text:p>
      <text:p text:style-name="Literal"/>
      <text:p text:style-name="Literal">1 row updated.</text:p>
      <text:p text:style-name="Literal"/>
      <text:p text:style-name="Literal">SQL&gt; </text:p>
      <text:p text:style-name="Literal">SQL&gt; select empno, ename</text:p>
      <text:p text:style-name="Literal"><text:s text:c="2"/>2 <text:s text:c="2"/>from <text:s/>emp</text:p>
      <text:p text:style-name="Literal"><text:s text:c="2"/>3 <text:s text:c="2"/>where empno = 7369;</text:p>
      <text:p text:style-name="Literal"/>
      <text:p text:style-name="Literal"><text:s text:c="5"/>EMPNO ENAME</text:p>
      <text:p text:style-name="Literal">---------- ----------------</text:p>
      <text:p text:style-name="Literal"><text:s text:c="6"/>7369 SMITH</text:p>
      <text:p text:style-name="Literal"/>
      <text:p text:style-name="Literal">1 row selected.</text:p>
      <text:p text:style-name="Standard"/>
      <text:p text:style-name="Standard">When FOLD_STRINGS set to FALSE, any case problems result in an exception being raised.</text:p>
      <text:p text:style-name="Standard"/>
      <text:p text:style-name="Literal">glob.fold_strings := FALSE;</text:p>
      <text:p text:style-name="Literal"/>
      <text:p text:style-name="Literal">SQL&gt; </text:p>
      <text:p text:style-name="Literal">SQL&gt; -- Change SMITH's name to mixed-case</text:p>
      <text:p text:style-name="Literal">SQL&gt; update emp_act</text:p>
      <text:p text:style-name="Literal"><text:s text:c="2"/>2 <text:s text:c="3"/>set <text:s/>ename = 'Smith'</text:p>
      <text:p text:style-name="Literal"><text:s text:c="2"/>3 <text:s text:c="2"/>where empno = 7369;</text:p>
      <text:p text:style-name="Literal">update emp_act</text:p>
      <text:p text:style-name="Literal"><text:s text:c="7"/>*</text:p>
      <text:p text:style-name="Literal">ERROR at line 1:</text:p>
      <text:p text:style-name="Literal">ORA-20003: emp_tab.check_rec(): ename must be upp</text:p>
      <text:p text:style-name="Literal">er case.</text:p>
      <text:p text:style-name="Literal">ORA-06512: at "DTGEN_DB_DEMO.EMP_TAB", line 33</text:p>
      <text:p text:style-name="Literal">ORA-06512: at "DTGEN_DB_DEMO.EMP_TAB", line 165</text:p>
      <text:p text:style-name="Literal">ORA-06512: at "DTGEN_DB_DEMO.EMP_VIEW", line 19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The current default setting for FOLD_STRINGS is TRUE.</text:p>
      <text:h text:style-name="Heading_20_1" text:outline-level="1"><text:soft-page-break/>Exercise #8: Full Procedural APIs</text:h>
      <text:h text:style-name="Heading_20_3" text:outline-level="3">Command Line:</text:h>
      <text:p text:style-name="Literal">sqlplus /nolog @e8</text:p>
      <text:p text:style-name="Standard"/>
      <text:p text:style-name="Standard">Enforced case folding has 2 options. <text:s/>The option is selected based on the PL/SQL boolean variable </text:p>
      <text:p text:style-name="Standard"/>
      <text:h text:style-name="Heading_20_1" text:outline-level="1">Exercise #9: Custom Check Constraints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teral" style:family="paragraph">
      <style:paragraph-properties fo:margin-left="0.2402in" fo:margin-right="0.2402in" fo:text-indent="0in" style:auto-text-indent="false"/>
      <style:text-properties style:font-name="Courier New" fo:font-size="8pt" fo:language="en" fo:country="U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7H4M54S</meta:editing-duration>
    <meta:editing-cycles>53</meta:editing-cycles>
    <meta:generator>OpenOffice.org/3.3$Win32 OpenOffice.org_project/330m20$Build-9567</meta:generator>
    <dc:date>2012-04-12T22:06:31.74</dc:date>
    <dc:creator>Duane Dieterich</dc:creator>
    <meta:document-statistic meta:table-count="0" meta:image-count="0" meta:object-count="0" meta:page-count="10" meta:paragraph-count="363" meta:word-count="2987" meta:character-count="21925"/>
    <meta:user-defined meta:name="Info 1"/>
    <meta:user-defined meta:name="Info 2"/>
    <meta:user-defined meta:name="Info 3"/>
    <meta:user-defined meta:name="Info 4"/>
  </office:meta>
</office:document-meta>
</file>